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1.61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100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Бланк заказа экранирующих заглушек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Поставка от 10 заглушек. Поставка меньшего количества возможна при одновременной покупке специальных экранирующих крышек.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Оплата с обычных счетов (не ГОЗ). Заказ количества менее 10 шт., поставки по договору, поставки с постоплатой обсуждаются индивидуально.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Стоимость без учёта доставки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3" office:value-type="string" calcext:value-type="string">
            <text:p>Наименование заглушки</text:p>
          </table:table-cell>
          <table:table-cell table:style-name="ce3" office:value-type="string" calcext:value-type="string">
            <text:p>Цена за шт., руб.</text:p>
          </table:table-cell>
          <table:table-cell table:style-name="ce3" office:value-type="string" calcext:value-type="string">
            <text:p>Количество</text:p>
          </table:table-cell>
          <table:table-cell table:style-name="ce3" office:value-type="string" calcext:value-type="string">
            <text:p>Сумма, руб.</text:p>
          </table:table-cell>
          <table:table-cell table:style-name="ce3" office:value-type="string" calcext:value-type="string">
            <text:p>Примечание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DisplayPort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9]*[.D9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DVI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C10]*[.D10]" office:value-type="float" office:value="0" calcext:value-type="float">
            <text:p>0</text:p>
          </table:table-cell>
          <table:table-cell table:style-name="ce6" office:value-type="string" calcext:value-type="string">
            <text:p>в комплекте наклейка, пломбировочные винты — 2 шт.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HDMI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11]*[.D11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PS/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12]*[.D12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USB-A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13]*[.D13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VGA (D-SUB)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C14]*[.D14]" office:value-type="float" office:value="0" calcext:value-type="float">
            <text:p>0</text:p>
          </table:table-cell>
          <table:table-cell table:style-name="ce6" office:value-type="string" calcext:value-type="string">
            <text:p>в комплекте наклейка, пломбировочные винты — 2 шт.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USB-B 2.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15]*[.D15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RJ45 (8p8c)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16]*[.D16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SDCARD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17]*[.D17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CF/MD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C18]*[.D18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3">
          <table:table-cell/>
          <table:table-cell office:value-type="string" calcext:value-type="string">
            <text:p>Металлическая экранирующая заглушка порта COM-Port (9 pin)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C19]*[.D19]" office:value-type="float" office:value="0" calcext:value-type="float">
            <text:p>0</text:p>
          </table:table-cell>
          <table:table-cell table:style-name="ce6" office:value-type="string" calcext:value-type="string">
            <text:p>в комплекте наклейка, пломбировочные винты — 2 шт.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eSATA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FC (Optice)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C21]*[.D21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FIH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22]*[.D22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IEEE 1394 (FireWire)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23]*[.D23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LPT (DB-25)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C24]*[.D24]" office:value-type="float" office:value="0" calcext:value-type="float">
            <text:p>0</text:p>
          </table:table-cell>
          <table:table-cell table:style-name="ce6" office:value-type="string" calcext:value-type="string">
            <text:p>в комплекте наклейка, пломбировочные винты — 2 шт.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LPT (DB-36)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C25]*[.D25]" office:value-type="float" office:value="0" calcext:value-type="float">
            <text:p>0</text:p>
          </table:table-cell>
          <table:table-cell table:style-name="ce6" office:value-type="string" calcext:value-type="string">
            <text:p>в комплекте наклейка, пломбировочные винты — 2 шт.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Micro-USB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26]*[.D26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Mini-DisplayPort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27]*[.D27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Mini-Jack 3.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28]*[.D28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Mini-USB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29]*[.D29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RCA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30]*[.D30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RJ11(6p4c), RJ12(6p6c)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31]*[.D31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S/PDIF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32]*[.D32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SFF-847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C33]*[.D33]" office:value-type="float" office:value="0" calcext:value-type="float">
            <text:p>0</text:p>
          </table:table-cell>
          <table:table-cell table:style-name="ce6" office:value-type="string" calcext:value-type="string">
            <text:p>в комплекте наклейка, пломбировочные винты — 2 шт.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USB-B 3.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34]*[.D34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2">
          <table:table-cell/>
          <table:table-cell office:value-type="string" calcext:value-type="string">
            <text:p>Металлическая экранирующая заглушка порта USB-C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35]*[.D35]" office:value-type="float" office:value="0" calcext:value-type="float">
            <text:p>0</text:p>
          </table:table-cell>
          <table:table-cell office:value-type="string" calcext:value-type="string">
            <text:p>в комплекте наклейка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Итого:</text:p>
          </table:table-cell>
          <table:table-cell table:formula="of:=SUM([.D9:.D35])" office:value-type="float" office:value="0" calcext:value-type="float">
            <text:p>0</text:p>
          </table:table-cell>
          <table:table-cell table:formula="of:=SUM([.E9:.E35])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8T08:38:56.928239587</meta:creation-date>
    <dc:date>2024-02-28T09:25:02.753825839</dc:date>
    <meta:editing-duration>PT45M56S</meta:editing-duration>
    <meta:editing-cycles>22</meta:editing-cycles>
    <meta:generator>LibreOffice/6.0.7.3$Linux_X86_64 LibreOffice_project/00m0$Build-3</meta:generator>
    <meta:document-statistic meta:table-count="1" meta:cell-count="147" meta:object-count="0"/>
  </office:meta>
</office:document-meta>
</file>